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900000170EFFD7DE9FE1502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12cm" svg:stroke-color="#ff420e" draw:marker-start-width="0.518cm" draw:marker-end-width="0.518cm" draw:fill="none" draw:textarea-horizontal-align="justify" draw:textarea-vertical-align="middle" draw:auto-grow-height="false" fo:min-height="0.297cm" fo:min-width="0.066cm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106cm" svg:stroke-color="#ff420e" draw:marker-start-width="0.359cm" draw:marker-end="Rounded_20_short_20_Arrow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642cm" svg:x="1.001cm" svg:y="8.74cm">
          <draw:image xlink:href="Pictures/100002010000022900000170EFFD7DE9FE1502F5.png" xlink:type="simple" xlink:show="embed" xlink:actuate="onLoad">
            <text:p/>
          </draw:image>
        </draw:frame>
        <draw:custom-shape draw:style-name="gr2" draw:text-style-name="P2" xml:id="id1" draw:id="id1" draw:layer="layout" svg:width="1.098cm" svg:height="1.073cm" svg:x="1.8cm" svg:y="12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098cm" svg:height="1.073cm" svg:x="11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.898cm" svg:y1="12.964cm" svg:x2="11.7cm" svg:y2="12.937cm" draw:start-shape="id1" draw:start-glue-point="10" draw:end-shape="id2" draw:end-glue-point="6" svg:d="M2898 12964l8802-27" svg:viewBox="0 0 8803 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9-11T00:03:39.455879146</meta:creation-date>
    <dc:date>2022-09-11T00:09:30.017119457</dc:date>
    <meta:editing-duration>PT5M51S</meta:editing-duration>
    <meta:editing-cycles>2</meta:editing-cycles>
    <meta:generator>LibreOffice/6.0.7.3$Linux_X86_64 LibreOffice_project/00m0$Build-3</meta:generator>
    <meta:document-statistic meta:object-count="4"/>
  </office:meta>
</office:document-meta>
</file>